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T1" style:family="text">
      <style:text-properties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Interac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1">Inter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C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2-12-13T10:46:36.471387517</dc:date>
    <meta:editing-duration>PT1M30S</meta:editing-duration>
    <meta:editing-cycles>2</meta:editing-cycles>
    <meta:document-statistic meta:object-count="28"/>
  </office:meta>
</office:document-meta>
</file>